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eb3" officeooo:paragraph-rsid="00110eb3"/>
    </style:style>
    <style:style style:name="P2" style:family="paragraph" style:parent-style-name="Standard">
      <style:text-properties fo:color="#d4d4d4" style:font-name="Droid Sans Mono" fo:font-size="10.5pt" fo:font-weight="normal" officeooo:rsid="00110eb3" officeooo:paragraph-rsid="00110eb3" fo:background-color="#1e1e1e"/>
    </style:style>
    <style:style style:name="P3" style:family="paragraph" style:parent-style-name="Standard">
      <style:text-properties officeooo:paragraph-rsid="00110eb3"/>
    </style:style>
    <style:style style:name="T1" style:family="text">
      <style:text-properties officeooo:rsid="00110eb3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 officeooo:rsid="00110eb3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d4d4d4" style:font-name="Droid Sans Mono" fo:font-size="10.5pt" fo:font-weight="normal" officeooo:rsid="00110eb3" fo:background-color="#1e1e1e" loext:char-shading-value="0"/>
    </style:style>
    <style:style style:name="T6" style:family="text">
      <style:text-properties fo:color="#dcdcaa"/>
    </style:style>
    <style:style style:name="T7" style:family="text">
      <style:text-properties fo:color="#dcdcaa" style:font-name="Droid Sans Mono" fo:font-size="10.5pt" fo:font-weight="normal" officeooo:rsid="00110eb3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çen hafta daha sonradan kullanılacak olan kontrol fonksiyonlarından bahsetmiştik.</text:p>
      <text:p text:style-name="P1"/>
      <text:p text:style-name="P1">Bu hafta yönetici tarafından kitap ekleme, müşteri ekleme ve personel ekleme fonksiyonlarından bahsedeceğiz.</text:p>
      <text:p text:style-name="P1"/>
      <text:p text:style-name="P2"><text:span text:style-name="T2">void</text:span> <text:span text:style-name="T6">addBook</text:span>();</text:p>
      <text:p text:style-name="P1"/>
      <text:p text:style-name="P1">Yukarıdaki fonksiyon yardımıyla, yönetici olarak giriş yapıldığı zaman kitap bilgileri sorularak linked list’e yeni bir kitap eklenir. Hemen sonrasında daha sonradan yazılacak olan fonksiyon yardımıyla txt dosyasına da kaydedilecektir.</text:p>
      <text:p text:style-name="P1"/>
      <text:p text:style-name="P2"><text:span text:style-name="T2">void</text:span> <text:span text:style-name="T6">addCustomer</text:span>();</text:p>
      <text:p text:style-name="P1"/>
      <text:p text:style-name="P1">Bu fonksiyon ile beraber yönetici olarak giriş yapıldığında yeni müşteri bilgileri sorulur ve müşterilerin bulunduğu linked list’e ekleme yapılır. Yine daha sonrasında oluşturulacak olan fonksiyon yardımıyla txt dosyasına kaydedilecektir.</text:p>
      <text:p text:style-name="P1"/>
      <text:p text:style-name="P3"><text:span text:style-name="T3">void</text:span><text:span text:style-name="T5"> </text:span><text:span text:style-name="T7">addPersonel</text:span><text:span text:style-name="T5">();</text:span></text:p>
      <text:p text:style-name="P3"><text:span text:style-name="T5"/></text:p>
      <text:p text:style-name="P1"><text:span text:style-name="T4">Bu fonksiyon da diğerleri gibi personel bilgilerini alarak personellere ekleme yapar. Yine aynı şekilde daha sonra oluşturulacak fonksiyon yardımıyla txt dosyasına yapılan değişiklikler kaydedilecekti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2:59:49.931662331</meta:creation-date>
    <dc:date>2021-05-06T23:03:38.820288688</dc:date>
    <meta:editing-duration>PT3M49S</meta:editing-duration>
    <meta:editing-cycles>1</meta:editing-cycles>
    <meta:document-statistic meta:table-count="0" meta:image-count="0" meta:object-count="0" meta:page-count="1" meta:paragraph-count="8" meta:word-count="110" meta:character-count="919" meta:non-whitespace-character-count="817"/>
    <meta:generator>LibreOffice/6.4.6.2$Linux_X86_64 LibreOffice_project/40$Build-2</meta:generator>
  </office:meta>
</office:document-meta>
</file>